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dt2braille 8 dot" svg:font-family="'odt2braille 8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dt2braille 8 dot" fo:font-size="36pt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⢀⣀⣀⣀⣀⣀⣀⣀⣀⣀⣀⣀⣀⣀⣀⣀⣀⣀⣀⣀⣀⣀⣀⣀⣀⣀⣀⣀⣀⣀⣀⣀⣀⣀⣀⡀</text:p>
      <text:p text:style-name="P1">⢸⠀⠀⠁⠂⠃⠄⠅⠆⠇⠈⠉⠊⠋⠌⠍⠎⠏⠐⠑⠒⠓⠔⠕⠖⠗⠘⠙⠚⠛⠜⠝⠞⠟⠀⡇</text:p>
      <text:p text:style-name="P1">⢸⠀⠠⠡⠢⠣⠤⠥⠦⠧⠨⠩⠪⠫⠬⠭⠮⠯⠰⠱⠲⠳⠴⠵⠶⠷⠸⠹⠺⠻⠼⠽⠾⠿⠀⡇</text:p>
      <text:p text:style-name="P1">⢸⠀⡀⡁⡂⡃⡄⡅⡆⡇⡈⡉⡊⡋⡌⡍⡎⡏⡐⡑⡒⡓⡔⡕⡖⡗⡘⡙⡚⡛⡜⡝⡞⡟⠀⡇</text:p>
      <text:p text:style-name="P1">⢸⠀⡠⡡⡢⡣⡤⡥⡦⡧⡨⡩⡪⡫⡬⡭⡮⡯⡰⡱⡲⡳⡴⡵⡶⡷⡸⡹⡺⡻⡼⡽⡾⡿⠀⡇</text:p>
      <text:p text:style-name="P1">⢸⠀⢀⢁⢂⢃⢄⢅⢆⢇⢈⢉⢊⢋⢌⢍⢎⢏⢐⢑⢒⢓⢔⢕⢖⢗⢘⢙⢚⢛⢜⢝⢞⢟⠀⡇</text:p>
      <text:p text:style-name="P1">⢸⠀⢠⢡⢢⢣⢤⢥⢦⢧⢨⢩⢪⢫⢬⢭⢮⢯⢰⢱⢲⢳⢴⢵⢶⢷⢸⢹⢺⢻⢼⢽⢾⢿⠀⡇</text:p>
      <text:p text:style-name="P1">⢸⠀⣀⣁⣂⣃⣄⣅⣆⣇⣈⣉⣊⣋⣌⣍⣎⣏⣐⣑⣒⣓⣔⣕⣖⣗⣘⣙⣚⣛⣜⣝⣞⣟⠀⡇</text:p>
      <text:p text:style-name="P1">⢸⠀⣠⣡⣢⣣⣤⣥⣦⣧⣨⣩⣪⣫⣬⣭⣮⣯⣰⣱⣲⣳⣴⣵⣶⣷⣸⣹⣺⣻⣼⣽⣾⣿⠀⡇</text:p>
      <text:p text:style-name="P1">⠈⠉⠉⠉⠉⠉⠉⠉⠉⠉⠉⠉⠉⠉⠉⠉⠉⠉⠉⠉⠉⠉⠉⠉⠉⠉⠉⠉⠉⠉⠉⠉⠉⠉⠉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dt2braille 8 dot" svg:font-family="'odt2braille 8 do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30T14:21:35.59</meta:creation-date>
    <dc:date>2011-05-30T14:53:31.41</dc:date>
    <dc:creator>Bert Frees</dc:creator>
    <meta:editing-duration>PT24M49S</meta:editing-duration>
    <meta:editing-cycles>3</meta:editing-cycles>
    <meta:generator>OpenOffice.org/3.3$Win32 OpenOffice.org_project/330m19$Build-9561</meta:generator>
    <meta:document-statistic meta:table-count="0" meta:image-count="0" meta:object-count="0" meta:page-count="1" meta:paragraph-count="10" meta:word-count="10" meta:character-count="360"/>
    <meta:user-defined meta:name="[BRL]BraillePageNumbers" meta:value-type="boolean">false</meta:user-defined>
    <meta:user-defined meta:name="[BRL]BrintpageNumbersInToc" meta:value-type="boolean">false</meta:user-defined>
    <meta:user-defined meta:name="[BRL]FirstLineIndent_paragraph_Standard" meta:value-type="float">0</meta:user-defined>
    <meta:user-defined meta:name="[BRL]MarginBottom" meta:value-type="float">2</meta:user-defined>
    <meta:user-defined meta:name="[BRL]MarginLeft" meta:value-type="float">2</meta:user-defined>
    <meta:user-defined meta:name="[BRL]MarginRight" meta:value-type="float">2</meta:user-defined>
    <meta:user-defined meta:name="[BRL]MarginTop" meta:value-type="float">2</meta:user-defined>
    <meta:user-defined meta:name="[BRL]PageSeparator" meta:value-type="boolean">false</meta:user-defined>
  </office:meta>
</office:document-meta>
</file>